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9E06E17A1776A35.jpg" manifest:media-type="image/jpeg"/>
  <manifest:file-entry manifest:full-path="Pictures/10000000000000690000002DC44D4A7B52AAF60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1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3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4" style:family="paragraph" style:parent-style-name="Footer">
      <style:text-properties style:font-size-complex="10pt"/>
    </style:style>
    <style:style style:name="P15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6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7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0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1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5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6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27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30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2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3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4" style:family="paragraph" style:parent-style-name="Standard">
      <style:text-properties fo:color="#000000" style:font-name="Arial" fo:font-size="10pt" fo:font-style="italic" officeooo:rsid="00134b62" officeooo:paragraph-rsid="00134b62" style:font-size-asian="10pt" style:font-style-asian="italic" style:font-name-complex="Arial" style:font-size-complex="10pt"/>
    </style:style>
    <style:style style:name="P35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6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8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9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4">TERMO DE ABERTURA</text:span><text:span text:style-name="T3"> DO PROJETO</text:span></text:p>
      <text:p text:style-name="P17"/>
      <text:p text:style-name="P16">Identificação do Projeto</text:p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rojeto</text:p>
            <text:p text:style-name="P34">Controle Socios Clube</text:p>
          </table:table-cell>
        </table:table-row>
      </table:table>
      <text:p text:style-name="P15"/>
      <text:p text:style-name="P16">Histórico de Registr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Versão</text:p>
          </table:table-cell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Autor</text:p>
          </table:table-cell>
          <table:table-cell table:style-name="Table2.D1" office:value-type="string">
            <text:p text:style-name="P7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34">23/08/2016</text:p>
          </table:table-cell>
          <table:table-cell table:style-name="Table2.A1" office:value-type="string">
            <text:p text:style-name="P34">Mateus</text:p>
          </table:table-cell>
          <table:table-cell table:style-name="Table2.D1" office:value-type="string">
            <text:p text:style-name="P8">Elaboração do documento</text:p>
          </table:table-cell>
        </table:table-row>
        <table:table-row table:style-name="Table2.1">
          <table:table-cell table:style-name="Table2.A1" office:value-type="string">
            <text:p text:style-name="P31">{1.1}</text:p>
          </table:table-cell>
          <table:table-cell table:style-name="Table2.A1" office:value-type="string">
            <text:p text:style-name="P11">Data do histórico: dd/mm/aaaa}</text:p>
          </table:table-cell>
          <table:table-cell table:style-name="Table2.A1" office:value-type="string">
            <text:p text:style-name="P11">{Autor da elaboração/modificação}</text:p>
          </table:table-cell>
          <table:table-cell table:style-name="Table2.D1" office:value-type="string">
            <text:p text:style-name="P11">{Motivo da modificação}</text:p>
          </table:table-cell>
        </table:table-row>
      </table:table>
      <text:p text:style-name="P19"/>
      <text:h text:style-name="P37" text:outline-level="1">Justificativa</text:h>
      <text:p text:style-name="P11">{Descrever o problema ou a oportunidade que justifica o desenvolvimento deste projeto. Pode conter uma breve descrição da situação atual. Lembre-se de contextualizar a importância do projeto para organização e, caso julgue necessário, explique os impactos deste projeto não seja executado. Se o projeto é derivado de demanda legal ou solicitado pela alta administração, essa informação deve ser ressaltada, pois impacta na prioridade do projeto.</text:p>
      <text:p text:style-name="P11">A justificativa do projeto deve responder às seguintes questões:</text:p>
      <text:list xml:id="list6220047246929491425" text:style-name="WW8Num12">
        <text:list-item>
          <text:p text:style-name="P32">Por que o projeto é necessário? </text:p>
        </text:list-item>
        <text:list-item>
          <text:p text:style-name="P32">Quais os motivos que geraram a sua necessidade?</text:p>
        </text:list-item>
        <text:list-item>
          <text:p text:style-name="P32">Quais os benefícios?}</text:p>
        </text:list-item>
      </text:list>
      <text:h text:style-name="P38" text:outline-level="1">Objetivo do Projeto</text:h>
      <text:p text:style-name="P11">{Descrever o que se pretende realizar para resolver o problema central ou explorar a oportunidade identificada.</text:p>
      <text:p text:style-name="P11">Para a correta definição do objetivo específico siga a regra “SMART”:</text:p>
      <text:list xml:id="list3803185554263790726" text:style-name="WW8Num7">
        <text:list-item>
          <text:p text:style-name="P33">Specífic (específico): Deve ser redigido de forma clara, concisa e compreensiva;</text:p>
        </text:list-item>
        <text:list-item>
          <text:p text:style-name="P33">Measurable (mensurável): O objetivo específico deve ser mensurável, ou seja, possível de ser medido por meio de um ou mais indicadores;</text:p>
        </text:list-item>
        <text:list-item>
          <text:p text:style-name="P33">Agreed (acordado): Deve ser acordado com as partes interessadas (Stakeholders);</text:p>
        </text:list-item>
        <text:list-item>
          <text:p text:style-name="P33">Realistic (realista): Deve estar centrado na realidade, no que é possível de ser feito considerando as premissas e restrições existentes;</text:p>
        </text:list-item>
        <text:list-item>
          <text:p text:style-name="P33">Time Bound (Limitado no tempo): Deve ter um prazo determinado para sua finalização}</text:p>
        </text:list-item>
      </text:list>
      <text:p text:style-name="P24"/>
      <text:h text:style-name="P39" text:outline-level="1">Alinhamento Estratégico</text:h>
      <text:p text:style-name="P28">{Relacionar com quais objetivos do Planejamento Estratégico vigente o projeto está contribuindo. Podem ser citados objetivos estratégicos corporativos ou setoriais desde que identificados.}</text:p>
      <text:p text:style-name="P24"/>
      <text:h text:style-name="P37" text:outline-level="1">Responsabilidades e Partes Interessadas</text:h>
      <text:p text:style-name="P28">{Descrever quais as unidades administrativas estão envolvidas na execução do projeto com um breve relato das responsabilidades de cada uma. Todas as áreas informadas receberão cópia deste documento.}</text:p>
      <text:p text:style-name="P25"/>
      <text:h text:style-name="P37" text:outline-level="1"><text:soft-page-break/>Escopo</text:h>
      <text:p text:style-name="P28">{Descrever os resultados esperados e produzidos no projeto como, por exemplo, os produtos e serviços a serem entregues, a documentação elaborada.}</text:p>
      <text:p text:style-name="P25"/>
      <text:h text:style-name="P37" text:outline-level="1">Restrições</text:h>
      <text:p text:style-name="P28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5"/>
      <text:h text:style-name="P37" text:outline-level="1">Riscos Iniciais</text:h>
      <text:p text:style-name="P28">{Relacionar em tópicos os riscos iniciais identificados no projeto.}</text:p>
      <text:p text:style-name="P24"/>
      <text:h text:style-name="P37" text:outline-level="1">Tempo Estimado</text:h>
      <text:p text:style-name="P28">{Estimar o tempo necessário para a conclusão do projeto.}</text:p>
      <text:p text:style-name="P24"/>
      <text:h text:style-name="P37" text:outline-level="1">Custo Estimado</text:h>
      <text:p text:style-name="P28">{Estimar o custo necessário para a execução do projeto.}</text:p>
      <text:p text:style-name="P28"/>
      <text:p text:style-name="P23">10. Ferramentas utilizadas</text:p>
      <text:p text:style-name="P22"/>
      <text:h text:style-name="P37" text:outline-level="1">Gerente do Projeto</text:h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6" text:outline-level="2">Nome</text:h>
          </table:table-cell>
          <table:table-cell table:style-name="Table3.B1" office:value-type="string">
            <text:h text:style-name="P27" text:outline-level="2">Email</text:h>
          </table:table-cell>
        </table:table-row>
      </table:table>
      <text:p text:style-name="P20"/>
      <text:h text:style-name="P37" text:outline-level="1">Aprovação do Termo de Abertura</text:h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6">Unidade Demandante</text:p>
          </table:table-cell>
          <table:table-cell table:style-name="Table4.B1" office:value-type="string">
            <text:p text:style-name="P10">Data</text:p>
          </table:table-cell>
          <table:table-cell table:style-name="Table4.C1" office:value-type="string">
            <text:p text:style-name="P18">Assinatura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C44D4A7B52AAF60D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F9E06E17A1776A35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3T15:34:31.213743084</dc:date>
    <meta:print-date>2010-10-06T12:21:00</meta:print-date>
    <meta:editing-cycles>82</meta:editing-cycles>
    <meta:editing-duration>PT3H45M13S</meta:editing-duration>
    <meta:generator>LibreOffice/5.0.3.2$Linux_X86_64 LibreOffice_project/00m0$Build-2</meta:generator>
    <dc:creator>Mateus </dc:creator>
    <meta:document-statistic meta:table-count="6" meta:image-count="2" meta:object-count="0" meta:page-count="2" meta:paragraph-count="58" meta:word-count="433" meta:character-count="2897" meta:non-whitespace-character-count="2537"/>
  </office:meta>
</office:document-meta>
</file>